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0000003844EAD2B4567C785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1cm, 1.699cm, 1.217cm, 10.7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.166cm" svg:y="0.099cm" svg:width="16.768cm" svg:height="14.626cm" draw:z-index="0"><draw:image xlink:href="Pictures/10000000000005A0000003844EAD2B4567C7857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3T16:31:30.668000000</meta:creation-date>
    <dc:date>2021-10-13T16:32:56.418000000</dc:date>
    <meta:editing-duration>PT1M27S</meta:editing-duration>
    <meta:editing-cycles>2</meta:editing-cycles>
    <meta:generator>LibreOffice/6.0.1.1$Windows_X86_64 LibreOffice_project/60bfb1526849283ce2491346ed2aa51c465abfe6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